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3cc9f" officeooo:paragraph-rsid="0013cc9f"/>
    </style:style>
    <style:style style:name="P2" style:family="paragraph" style:parent-style-name="Text_20_body">
      <style:text-properties officeooo:paragraph-rsid="0013cc9f"/>
    </style:style>
    <style:style style:name="P3" style:family="paragraph" style:parent-style-name="Text_20_body">
      <style:text-properties fo:font-size="11pt" officeooo:rsid="0013cc9f" officeooo:paragraph-rsid="0013cc9f" style:font-size-asian="11pt" style:font-size-complex="11pt"/>
    </style:style>
    <style:style style:name="P4" style:family="paragraph" style:parent-style-name="Text_20_body">
      <style:text-properties fo:font-size="11pt" officeooo:paragraph-rsid="0013cc9f" style:font-size-asian="11pt" style:font-size-complex="11pt"/>
    </style:style>
    <style:style style:name="P5" style:family="paragraph" style:parent-style-name="Text_20_body">
      <style:text-properties fo:font-size="11pt" fo:font-weight="bold" officeooo:rsid="0013cc9f" officeooo:paragraph-rsid="0013cc9f" style:font-size-asian="11pt" style:font-weight-asian="bold" style:font-size-complex="11pt" style:font-weight-complex="bold"/>
    </style:style>
    <style:style style:name="T1" style:family="text">
      <style:text-properties officeooo:rsid="0013cc9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VR Assessment Repor<text:span text:style-name="T1">t</text:span></text:p>
      <text:p text:style-name="P5">Link to GitHub:</text:p>
      <text:p text:style-name="P1"/>
      <text:h text:style-name="Heading_20_2" text:outline-level="2">Who worked on what?</text:h>
      <text:p text:style-name="P1"/>
      <text:h text:style-name="Heading_20_2" text:outline-level="2">Question 2.1 – Joint State Estimation</text:h>
      <text:p text:style-name="P3">Find the angles between the joints, we created and applied a mask to identify each of the joints by colour. We then used moments to find the centre of each of the joints. Once we had the centres, we could then find the angle of each joint. We did this process for each of the different joints and then combined the results to get the 3D angles.</text:p>
      <text:p text:style-name="P4"/>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1-15T16:11:00.109000000</meta:creation-date>
    <dc:date>2020-11-15T16:20:04.587000000</dc:date>
    <meta:editing-duration>PT7M5S</meta:editing-duration>
    <meta:editing-cycles>2</meta:editing-cycles>
    <meta:generator>LibreOffice/6.3.4.2$Windows_X86_64 LibreOffice_project/60da17e045e08f1793c57c00ba83cdfce946d0aa</meta:generator>
    <meta:document-statistic meta:table-count="0" meta:image-count="0" meta:object-count="0" meta:page-count="1" meta:paragraph-count="5" meta:word-count="82" meta:character-count="436" meta:non-whitespace-character-count="358"/>
  </office:meta>
</office:document-meta>
</file>